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paragraph-rsid="001142ec"/>
    </style:style>
    <style:style style:name="P5" style:family="paragraph" style:parent-style-name="Table_20_Contents">
      <style:text-properties officeooo:paragraph-rsid="000e712e"/>
    </style:style>
    <style:style style:name="P6" style:family="paragraph" style:parent-style-name="Azione_20_attore">
      <style:text-properties officeooo:rsid="000f82ff" officeooo:paragraph-rsid="000f82ff"/>
    </style:style>
    <style:style style:name="P7" style:family="paragraph" style:parent-style-name="Azione_20_attore" style:list-style-name="L1">
      <style:text-properties officeooo:rsid="000f82ff" officeooo:paragraph-rsid="000f82ff"/>
    </style:style>
    <style:style style:name="P8" style:family="paragraph" style:parent-style-name="Azione_20_attore" style:list-style-name="L1">
      <style:text-properties officeooo:rsid="000f82ff" officeooo:paragraph-rsid="0012a3f9"/>
    </style:style>
    <style:style style:name="P9" style:family="paragraph" style:parent-style-name="Azione_20_attore">
      <style:text-properties officeooo:paragraph-rsid="000f82ff"/>
    </style:style>
    <style:style style:name="P10" style:family="paragraph" style:parent-style-name="Azione_20_attore" style:list-style-name="L1">
      <style:text-properties officeooo:rsid="0010d2c3" officeooo:paragraph-rsid="0010d2c3"/>
    </style:style>
    <style:style style:name="P11" style:family="paragraph" style:parent-style-name="Azione_20_attore" style:list-style-name="L1">
      <style:paragraph-properties fo:margin-left="0cm" fo:margin-right="0cm" fo:text-indent="0cm" style:auto-text-indent="false"/>
      <style:text-properties officeooo:rsid="0010d2c3" officeooo:paragraph-rsid="0012a3f9"/>
    </style:style>
    <style:style style:name="P12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3" style:family="paragraph" style:parent-style-name="Azione_20_sistema">
      <style:text-properties officeooo:rsid="000f82ff" officeooo:paragraph-rsid="000f82ff"/>
    </style:style>
    <style:style style:name="P14" style:family="paragraph" style:parent-style-name="Azione_20_sistema" style:list-style-name="L1">
      <style:text-properties officeooo:rsid="000f82ff" officeooo:paragraph-rsid="000f82ff"/>
    </style:style>
    <style:style style:name="P15" style:family="paragraph" style:parent-style-name="Azione_20_sistema" style:list-style-name="L1">
      <style:text-properties officeooo:rsid="000f82ff" officeooo:paragraph-rsid="0012a3f9"/>
    </style:style>
    <style:style style:name="P16" style:family="paragraph" style:parent-style-name="Azione_20_sistema" style:list-style-name="L1">
      <style:text-properties officeooo:rsid="0010d2c3" officeooo:paragraph-rsid="0010d2c3"/>
    </style:style>
    <style:style style:name="P17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2a3f9"/>
    </style:style>
    <style:style style:name="P18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9" style:family="paragraph" style:parent-style-name="Azione_20_sistema" style:list-style-name="L1">
      <style:paragraph-properties fo:margin-left="0cm" fo:margin-right="0cm" fo:text-indent="0cm" style:auto-text-indent="false"/>
      <style:text-properties officeooo:paragraph-rsid="0013bb02"/>
    </style:style>
    <style:style style:name="T1" style:family="text">
      <style:text-properties officeooo:rsid="001142ec"/>
    </style:style>
    <style:style style:name="T2" style:family="text">
      <style:text-properties officeooo:rsid="000e712e"/>
    </style:style>
    <style:style style:name="T3" style:family="text">
      <style:text-properties officeooo:rsid="000f82ff"/>
    </style:style>
    <style:style style:name="T4" style:family="text">
      <style:text-properties officeooo:rsid="0010d2c3"/>
    </style:style>
    <style:style style:name="T5" style:family="text">
      <style:text-properties officeooo:rsid="000f1de7"/>
    </style:style>
    <style:style style:name="T6" style:family="text">
      <style:text-properties officeooo:rsid="0013bb02"/>
    </style:style>
    <style:style style:name="T7" style:family="text">
      <style:text-properties officeooo:rsid="0012a3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1">Creazione Account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1">Utente accede al sistema per creare un nuovo Account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358299" text:style-name="Numerazione_20_UC">
              <text:list-item text:start-value="1">
                <text:p text:style-name="P6">L'utente accede alla pagina contente il form di compilazione</text:p>
              </text:list-item>
              <text:list-item>
                <text:p text:style-name="P13">Il sistema mostra la pagina richiesta ed attende un eventuale commit</text:p>
              </text:list-item>
              <text:list-item>
                <text:p text:style-name="P9"><text:span text:style-name="T3">L'utente inizia la compilazione dei campi </text:span><text:span text:style-name="T4">del richiedente</text:span><text:span text:style-name="T3">:</text:span></text:p>
              </text:list-item>
            </text:list>
            <text:list xml:id="list37385469" text:style-name="L1">
              <text:list-item>
                <text:p text:style-name="P14">Nome : stringa di caratteri</text:p>
              </text:list-item>
              <text:list-item>
                <text:p text:style-name="P7">Cognome: stringa di caratteri</text:p>
              </text:list-item>
              <text:list-item>
                <text:p text:style-name="P15"><text:span text:style-name="T7">Password: stringa di caratteri</text:span></text:p>
              </text:list-item>
              <text:list-item>
                <text:p text:style-name="P8"><text:span text:style-name="T7">Conferma Password: stringa di caratteri</text:span></text:p>
              </text:list-item>
              <text:list-item>
                <text:p text:style-name="P16">telefono: sequenza di interi</text:p>
              </text:list-item>
              <text:list-item>
                <text:p text:style-name="P10">email: stringa di caratteri</text:p>
                <text:p text:style-name="P19"><text:span text:style-name="T6">4. Sbarrando le caselle di interesse dichiara la situazione lavorativa ed eventuali rapporti con l'Ateneo e/o comune di Fisciano</text:span></text:p>
                <text:p text:style-name="P18"><text:span text:style-name="T7">5</text:span>. Sottomette la domanda </text:p>
                <text:list>
                  <text:list-header>
                    <text:p text:style-name="P12"><text:s text:c="26"/><text:span text:style-name="T7">6</text:span>. Il sistema visualizza un messaggio di avvenuto invio e <text:s text:c="4"/>corretta compilazione <text:span text:style-name="T7">dei campi invitando l'utente a confermare <text:s/>l'email nella propria casella di posta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7"><text:span text:style-name="T7">7. L'utente conferma la propria e-mail</text:span></text:p>
                                                    <text:p text:style-name="P11"><text:span text:style-name="T7"><text:s text:c="26"/>8. Il sistema visualizza un messaggio di avvenuta conferma dell'email, e corretta creazione dell'account richiesto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controlla la corretta compilazione dei campi richiesta e conferma la creazione del nuovo Account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2"><text:s/></text:span><text:span text:style-name="T3">I.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<text:span text:style-name="T2">Il sistema deve garantire la corretta </text:span><text:span text:style-name="T5">compilazione e </text:span><text:span text:style-name="T2">trasmissione dei dati inseriti dall'utente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7:21:26.51</meta:creation-date>
    <meta:editing-duration>PT7M48S</meta:editing-duration>
    <meta:editing-cycles>3</meta:editing-cycles>
    <meta:generator>LibreOffice/3.6$Windows_x86 LibreOffice_project/da8c1e6-fd468f4-454e206-f42a4a9-143cfd</meta:generator>
    <dc:date>2012-10-21T17:37:37.49</dc:date>
    <meta:document-statistic meta:table-count="1" meta:image-count="0" meta:object-count="0" meta:page-count="1" meta:paragraph-count="29" meta:word-count="219" meta:character-count="1464" meta:non-whitespace-character-count="1229"/>
  </office:meta>
</office:document-meta>
</file>